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3/" manifest:media-type="application/vnd.oasis.opendocument.chart"/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88395833333333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4.445cm"/>
    </style:style>
    <style:style style:name="co4" style:family="table-column">
      <style:table-column-properties fo:break-before="auto" style:column-width="3.36020833333333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2.328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3" table:default-cell-style-name="ce1"/>
        <table:table-column table:style-name="co6" table:number-columns-repeated="16373" table:default-cell-style-name="ce1"/>
        <table:table-row table:style-name="ro1">
          <table:table-cell table:number-columns-repeated="5" table:style-name="ce1"/>
          <table:table-cell office:value-type="string" table:number-columns-spanned="3" table:number-rows-spanned="1" table:style-name="ce4">
            <text:p>ACELERACIÓN</text:p>
          </table:table-cell>
          <table:covered-table-cell table:number-columns-repeated="2"/>
          <table:table-cell table:number-columns-repeated="2" table:style-name="ce1"/>
          <table:table-cell office:value-type="string" table:style-name="ce2">
            <text:p>Paralelo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Tamaño matriz</text:p>
          </table:table-cell>
          <table:table-cell office:value-type="string" table:style-name="ce2">
            <text:p>Secuencial</text:p>
          </table:table-cell>
          <table:table-cell office:value-type="string" table:style-name="ce2">
            <text:p>Paralelo</text:p>
          </table:table-cell>
          <table:table-cell office:value-type="string" table:style-name="ce2">
            <text:p>Tiles</text:p>
          </table:table-cell>
          <table:table-cell table:style-name="ce1"/>
          <table:table-cell office:value-type="string" table:style-name="ce1">
            <text:p>Secuencial Vs. Paralelo</text:p>
          </table:table-cell>
          <table:table-cell office:value-type="string" table:style-name="ce1">
            <text:p>Secuencial Vs. Tiles</text:p>
          </table:table-cell>
          <table:table-cell office:value-type="string" table:style-name="ce1">
            <text:p>Paralelo Vs. Tiles</text:p>
          </table:table-cell>
          <table:table-cell table:number-columns-repeated="2" table:style-name="ce1"/>
          <table:table-cell office:value-type="float" office:value="8.3999999999999995E-5" table:style-name="ce1">
            <text:p>0,000084</text:p>
          </table:table-cell>
          <table:table-cell table:number-columns-repeated="1637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8.3999999999999995E-5" table:style-name="ce1">
            <text:p>0,000084</text:p>
          </table:table-cell>
          <table:table-cell office:value-type="float" office:value="1.11E-4" table:style-name="ce1">
            <text:p>0,000111</text:p>
          </table:table-cell>
          <table:table-cell table:style-name="ce1"/>
          <table:table-cell office:value-type="float" office:value="1.1904761904761904E-2" table:formula="of:=[.B3]/[.C3]" table:style-name="ce1">
            <text:p>0,011904762</text:p>
          </table:table-cell>
          <table:table-cell office:value-type="float" office:value="9.0090090090090089E-3" table:formula="of:=[.B3]/[.D3]" table:style-name="ce1">
            <text:p>0,009009009</text:p>
          </table:table-cell>
          <table:table-cell office:value-type="float" office:value="0.75675675675675669" table:formula="of:=[.C3]/[.D3]" table:style-name="ce1">
            <text:p>0,756756757</text:p>
          </table:table-cell>
          <table:table-cell table:number-columns-repeated="2" table:style-name="ce1"/>
          <table:table-cell office:value-type="float" office:value="6.8999999999999997E-5" table:style-name="ce1">
            <text:p>0,000069</text:p>
          </table:table-cell>
          <table:table-cell table:number-columns-repeated="16373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6.8999999999999997E-5" table:style-name="ce1">
            <text:p>0,000069</text:p>
          </table:table-cell>
          <table:table-cell office:value-type="float" office:value="6.6000000000000005E-5" table:style-name="ce1">
            <text:p>0,000066</text:p>
          </table:table-cell>
          <table:table-cell table:style-name="ce1"/>
          <table:table-cell office:value-type="float" office:value="1.4492753623188406E-2" table:formula="of:=[.B4]/[.C4]" table:style-name="ce1">
            <text:p>0,014492754</text:p>
          </table:table-cell>
          <table:table-cell office:value-type="float" office:value="1.515151515151515E-2" table:formula="of:=[.B4]/[.D4]" table:style-name="ce1">
            <text:p>0,015151515</text:p>
          </table:table-cell>
          <table:table-cell office:value-type="float" office:value="1.0454545454545454" table:formula="of:=[.C4]/[.D4]" table:style-name="ce1">
            <text:p>1,045454545</text:p>
          </table:table-cell>
          <table:table-cell table:number-columns-repeated="2" table:style-name="ce1"/>
          <table:table-cell office:value-type="float" office:value="6.9999999999999994E-5" table:style-name="ce1">
            <text:p>0,00007</text:p>
          </table:table-cell>
          <table:table-cell table:number-columns-repeated="16373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1.9999999999999999E-6" table:style-name="ce1">
            <text:p>0,000002</text:p>
          </table:table-cell>
          <table:table-cell office:value-type="float" office:value="6.9999999999999994E-5" table:style-name="ce1">
            <text:p>0,00007</text:p>
          </table:table-cell>
          <table:table-cell office:value-type="float" office:value="6.4999999999999994E-5" table:style-name="ce1">
            <text:p>0,000065</text:p>
          </table:table-cell>
          <table:table-cell table:style-name="ce1"/>
          <table:table-cell office:value-type="float" office:value="2.8571428571428574E-2" table:formula="of:=[.B5]/[.C5]" table:style-name="ce1">
            <text:p>0,028571429</text:p>
          </table:table-cell>
          <table:table-cell office:value-type="float" office:value="3.0769230769230771E-2" table:formula="of:=[.B5]/[.D5]" table:style-name="ce1">
            <text:p>0,030769231</text:p>
          </table:table-cell>
          <table:table-cell office:value-type="float" office:value="1.0769230769230769" table:formula="of:=[.C5]/[.D5]" table:style-name="ce1">
            <text:p>1,076923077</text:p>
          </table:table-cell>
          <table:table-cell table:number-columns-repeated="2" table:style-name="ce1"/>
          <table:table-cell office:value-type="float" office:value="7.3999999999999996E-5" table:style-name="ce1">
            <text:p>0,000074</text:p>
          </table:table-cell>
          <table:table-cell table:number-columns-repeated="16373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1.1E-5" table:style-name="ce1">
            <text:p>0,000011</text:p>
          </table:table-cell>
          <table:table-cell office:value-type="float" office:value="7.3999999999999996E-5" table:style-name="ce1">
            <text:p>0,000074</text:p>
          </table:table-cell>
          <table:table-cell office:value-type="float" office:value="6.4999999999999994E-5" table:style-name="ce1">
            <text:p>0,000065</text:p>
          </table:table-cell>
          <table:table-cell table:style-name="ce1"/>
          <table:table-cell office:value-type="float" office:value="0.14864864864864866" table:formula="of:=[.B6]/[.C6]" table:style-name="ce1">
            <text:p>0,148648649</text:p>
          </table:table-cell>
          <table:table-cell office:value-type="float" office:value="0.16923076923076924" table:formula="of:=[.B6]/[.D6]" table:style-name="ce1">
            <text:p>0,169230769</text:p>
          </table:table-cell>
          <table:table-cell office:value-type="float" office:value="1.1384615384615384" table:formula="of:=[.C6]/[.D6]" table:style-name="ce1">
            <text:p>1,138461538</text:p>
          </table:table-cell>
          <table:table-cell table:number-columns-repeated="2" table:style-name="ce1"/>
          <table:table-cell office:value-type="float" office:value="8.2999999999999998E-5" table:style-name="ce1">
            <text:p>0,000083</text:p>
          </table:table-cell>
          <table:table-cell table:number-columns-repeated="16373"/>
        </table:table-row>
        <table:table-row table:style-name="ro1">
          <table:table-cell office:value-type="float" office:value="32" table:style-name="ce2">
            <text:p>32</text:p>
          </table:table-cell>
          <table:table-cell office:value-type="float" office:value="9.2E-5" table:style-name="ce1">
            <text:p>0,000092</text:p>
          </table:table-cell>
          <table:table-cell office:value-type="float" office:value="8.2999999999999998E-5" table:style-name="ce1">
            <text:p>0,000083</text:p>
          </table:table-cell>
          <table:table-cell office:value-type="float" office:value="7.2000000000000002E-5" table:style-name="ce1">
            <text:p>0,000072</text:p>
          </table:table-cell>
          <table:table-cell table:style-name="ce1"/>
          <table:table-cell office:value-type="float" office:value="1.1084337349397591" table:formula="of:=[.B7]/[.C7]" table:style-name="ce1">
            <text:p>1,108433735</text:p>
          </table:table-cell>
          <table:table-cell office:value-type="float" office:value="1.2777777777777777" table:formula="of:=[.B7]/[.D7]" table:style-name="ce1">
            <text:p>1,277777778</text:p>
          </table:table-cell>
          <table:table-cell office:value-type="float" office:value="1.1527777777777777" table:formula="of:=[.C7]/[.D7]" table:style-name="ce1">
            <text:p>1,152777778</text:p>
          </table:table-cell>
          <table:table-cell table:number-columns-repeated="2" table:style-name="ce1"/>
          <table:table-cell office:value-type="float" office:value="1.03E-4" table:style-name="ce1">
            <text:p>0,000103</text:p>
          </table:table-cell>
          <table:table-cell table:number-columns-repeated="16373"/>
        </table:table-row>
        <table:table-row table:style-name="ro1">
          <table:table-cell office:value-type="float" office:value="64" table:style-name="ce2">
            <text:p>64</text:p>
          </table:table-cell>
          <table:table-cell office:value-type="float" office:value="7.2199999999999999E-4" table:style-name="ce1">
            <text:p>0,000722</text:p>
          </table:table-cell>
          <table:table-cell office:value-type="float" office:value="1.03E-4" table:style-name="ce1">
            <text:p>0,000103</text:p>
          </table:table-cell>
          <table:table-cell office:value-type="float" office:value="9.3999999999999994E-5" table:style-name="ce1">
            <text:p>0,000094</text:p>
          </table:table-cell>
          <table:table-cell table:style-name="ce1"/>
          <table:table-cell office:value-type="float" office:value="7.0097087378640781" table:formula="of:=[.B8]/[.C8]" table:style-name="ce1">
            <text:p>7,009708738</text:p>
          </table:table-cell>
          <table:table-cell office:value-type="float" office:value="7.6808510638297873" table:formula="of:=[.B8]/[.D8]" table:style-name="ce1">
            <text:p>7,680851064</text:p>
          </table:table-cell>
          <table:table-cell office:value-type="float" office:value="1.0957446808510638" table:formula="of:=[.C8]/[.D8]" table:style-name="ce1">
            <text:p>1,095744681</text:p>
          </table:table-cell>
          <table:table-cell table:number-columns-repeated="2" table:style-name="ce1"/>
          <table:table-cell office:value-type="float" office:value="2.1699999999999999E-4" table:style-name="ce1">
            <text:p>0,000217</text:p>
          </table:table-cell>
          <table:table-cell table:number-columns-repeated="16373"/>
        </table:table-row>
        <table:table-row table:style-name="ro1">
          <table:table-cell office:value-type="float" office:value="128" table:style-name="ce2">
            <text:p>128</text:p>
          </table:table-cell>
          <table:table-cell office:value-type="float" office:value="5.9259999999999998E-3" table:style-name="ce1">
            <text:p>0,005926</text:p>
          </table:table-cell>
          <table:table-cell office:value-type="float" office:value="2.1699999999999999E-4" table:style-name="ce1">
            <text:p>0,000217</text:p>
          </table:table-cell>
          <table:table-cell office:value-type="float" office:value="1.64E-4" table:style-name="ce1">
            <text:p>0,000164</text:p>
          </table:table-cell>
          <table:table-cell table:style-name="ce1"/>
          <table:table-cell office:value-type="float" office:value="27.308755760368665" table:formula="of:=[.B9]/[.C9]" table:style-name="ce1">
            <text:p>27,30875576</text:p>
          </table:table-cell>
          <table:table-cell office:value-type="float" office:value="36.134146341463413" table:formula="of:=[.B9]/[.D9]" table:style-name="ce1">
            <text:p>36,13414634</text:p>
          </table:table-cell>
          <table:table-cell office:value-type="float" office:value="1.3231707317073169" table:formula="of:=[.C9]/[.D9]" table:style-name="ce1">
            <text:p>1,323170732</text:p>
          </table:table-cell>
          <table:table-cell table:number-columns-repeated="2" table:style-name="ce1"/>
          <table:table-cell office:value-type="float" office:value="7.1100000000000004E-4" table:style-name="ce1">
            <text:p>0,000711</text:p>
          </table:table-cell>
          <table:table-cell table:number-columns-repeated="16373"/>
        </table:table-row>
        <table:table-row table:style-name="ro1">
          <table:table-cell office:value-type="float" office:value="256" table:style-name="ce2">
            <text:p>256</text:p>
          </table:table-cell>
          <table:table-cell office:value-type="float" office:value="5.3678999999999998E-2" table:style-name="ce1">
            <text:p>0,053679</text:p>
          </table:table-cell>
          <table:table-cell office:value-type="float" office:value="7.1100000000000004E-4" table:style-name="ce1">
            <text:p>0,000711</text:p>
          </table:table-cell>
          <table:table-cell office:value-type="float" office:value="4.46E-4" table:style-name="ce1">
            <text:p>0,000446</text:p>
          </table:table-cell>
          <table:table-cell table:style-name="ce1"/>
          <table:table-cell office:value-type="float" office:value="75.497890295358644" table:formula="of:=[.B10]/[.C10]" table:style-name="ce1">
            <text:p>75,4978903</text:p>
          </table:table-cell>
          <table:table-cell office:value-type="float" office:value="120.35650224215246" table:formula="of:=[.B10]/[.D10]" table:style-name="ce1">
            <text:p>120,3565022</text:p>
          </table:table-cell>
          <table:table-cell office:value-type="float" office:value="1.594170403587444" table:formula="of:=[.C10]/[.D10]" table:style-name="ce1">
            <text:p>1,594170404</text:p>
          </table:table-cell>
          <table:table-cell table:number-columns-repeated="2" table:style-name="ce1"/>
          <table:table-cell office:value-type="float" office:value="4.0340000000000003E-3" table:style-name="ce1">
            <text:p>0,004034</text:p>
          </table:table-cell>
          <table:table-cell table:number-columns-repeated="16373"/>
        </table:table-row>
        <table:table-row table:style-name="ro1">
          <table:table-cell office:value-type="float" office:value="512" table:style-name="ce2">
            <text:p>512</text:p>
          </table:table-cell>
          <table:table-cell office:value-type="float" office:value="0.50056500000000004" table:style-name="ce1">
            <text:p>0,500565</text:p>
          </table:table-cell>
          <table:table-cell office:value-type="float" office:value="4.0340000000000003E-3" table:style-name="ce1">
            <text:p>0,004034</text:p>
          </table:table-cell>
          <table:table-cell office:value-type="float" office:value="2.2009999999999998E-3" table:style-name="ce1">
            <text:p>0,002201</text:p>
          </table:table-cell>
          <table:table-cell table:style-name="ce1"/>
          <table:table-cell office:value-type="float" office:value="124.0865146256817" table:formula="of:=[.B11]/[.C11]" table:style-name="ce1">
            <text:p>124,0865146</text:p>
          </table:table-cell>
          <table:table-cell office:value-type="float" office:value="227.42616992276243" table:formula="of:=[.B11]/[.D11]" table:style-name="ce1">
            <text:p>227,4261699</text:p>
          </table:table-cell>
          <table:table-cell office:value-type="float" office:value="1.8328032712403455" table:formula="of:=[.C11]/[.D11]" table:style-name="ce1">
            <text:p>1,832803271</text:p>
          </table:table-cell>
          <table:table-cell table:number-columns-repeated="2" table:style-name="ce1"/>
          <table:table-cell office:value-type="float" office:value="2.5229000000000001E-2" table:style-name="ce1">
            <text:p>0,025229</text:p>
          </table:table-cell>
          <table:table-cell table:number-columns-repeated="16373"/>
        </table:table-row>
        <table:table-row table:style-name="ro1">
          <table:table-cell office:value-type="float" office:value="1024" table:style-name="ce2">
            <text:p>1024</text:p>
          </table:table-cell>
          <table:table-cell office:value-type="float" office:value="4.0253069999999997" table:style-name="ce1">
            <text:p>4,025307</text:p>
          </table:table-cell>
          <table:table-cell office:value-type="float" office:value="2.5229000000000001E-2" table:style-name="ce1">
            <text:p>0,025229</text:p>
          </table:table-cell>
          <table:table-cell office:value-type="float" office:value="1.0607E-2" table:style-name="ce1">
            <text:p>0,010607</text:p>
          </table:table-cell>
          <table:table-cell table:style-name="ce1"/>
          <table:table-cell office:value-type="float" office:value="159.55079472036147" table:formula="of:=[.B12]/[.C12]" table:style-name="ce1">
            <text:p>159,5507947</text:p>
          </table:table-cell>
          <table:table-cell office:value-type="float" office:value="379.49533327048175" table:formula="of:=[.B12]/[.D12]" table:style-name="ce1">
            <text:p>379,4953333</text:p>
          </table:table-cell>
          <table:table-cell office:value-type="float" office:value="2.3785236164796832" table:formula="of:=[.C12]/[.D12]" table:style-name="ce1">
            <text:p>2,378523616</text:p>
          </table:table-cell>
          <table:table-cell table:number-columns-repeated="2" table:style-name="ce1"/>
          <table:table-cell office:value-type="float" office:value="0.18795200000000001" table:style-name="ce1">
            <text:p>0,187952</text:p>
          </table:table-cell>
          <table:table-cell table:number-columns-repeated="16373"/>
        </table:table-row>
        <table:table-row table:style-name="ro1">
          <table:table-cell office:value-type="float" office:value="2048" table:style-name="ce2">
            <text:p>2048</text:p>
          </table:table-cell>
          <table:table-cell office:value-type="float" office:value="114.092192" table:style-name="ce1">
            <text:p>114,092192</text:p>
          </table:table-cell>
          <table:table-cell office:value-type="float" office:value="0.18795200000000001" table:style-name="ce1">
            <text:p>0,187952</text:p>
          </table:table-cell>
          <table:table-cell office:value-type="float" office:value="7.1223999999999996E-2" table:style-name="ce1">
            <text:p>0,071224</text:p>
          </table:table-cell>
          <table:table-cell table:style-name="ce1"/>
          <table:table-cell office:value-type="float" office:value="607.02834766323315" table:formula="of:=[.B13]/[.C13]" table:style-name="ce1">
            <text:p>607,0283477</text:p>
          </table:table-cell>
          <table:table-cell office:value-type="float" office:value="1601.8784679321577" table:formula="of:=[.B13]/[.D13]" table:style-name="ce1">
            <text:p>1601,878468</text:p>
          </table:table-cell>
          <table:table-cell office:value-type="float" office:value="2.6388857688419636" table:formula="of:=[.C13]/[.D13]" table:style-name="ce1">
            <text:p>2,638885769</text:p>
          </table:table-cell>
          <table:table-cell table:number-columns-repeated="16376" table:style-name="ce1"/>
        </table:table-row>
        <table:table-row table:style-name="ro2">
          <table:table-cell table:number-columns-repeated="5" table:style-name="ce1"/>
          <table:table-cell table:style-name="ce1">
            <draw:frame draw:z-index="2" draw:id="id1" draw:style-name="a1" draw:name="Gráfico 13" svg:x="0.51562in" svg:y="0.14062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8" table:style-name="ce1"/>
        </table:table-row>
        <table:table-row table:style-name="ro1">
          <table:table-cell table:style-name="ce2">
            <draw:frame draw:z-index="4" draw:id="id3" draw:style-name="a3" draw:name="Gráfico 16" svg:x="0.05729in" svg:y="0.07812in" svg:width="5in" svg:height="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83" table:style-name="ce1"/>
        </table:table-row>
        <table:table-row table:style-name="ro2">
          <table:table-cell table:style-name="ce3"/>
          <table:table-cell table:number-columns-repeated="16383" table:style-name="ce1"/>
        </table:table-row>
        <table:table-row table:number-rows-repeated="9" table:style-name="ro2">
          <table:table-cell table:style-name="ce3"/>
          <table:table-cell table:number-columns-repeated="16383"/>
        </table:table-row>
        <table:table-row table:number-rows-repeated="4" table:style-name="ro2">
          <table:table-cell table:number-columns-repeated="16384"/>
        </table:table-row>
        <table:table-row table:style-name="ro2">
          <table:table-cell table:style-name="ce1">
            <draw:frame draw:z-index="6" draw:id="id5" draw:style-name="a5" draw:name="Gráfico 22" svg:x="0.07292in" svg:y="0.16146in" svg:width="5in" svg:height="3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4"/>
          <table:table-cell table:style-name="ce1">
            <draw:frame draw:z-index="1" draw:id="id0" draw:style-name="a0" draw:name="Gráfico 12" svg:x="0.48437in" svg:y="0.10937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number-rows-repeated="15" table:style-name="ro2">
          <table:table-cell table:number-columns-repeated="16384"/>
        </table:table-row>
        <table:table-row table:style-name="ro2">
          <table:table-cell table:number-columns-repeated="5"/>
          <table:table-cell table:style-name="ce1">
            <draw:frame draw:z-index="3" draw:id="id2" draw:style-name="a2" draw:name="Gráfico 14" svg:x="0.51562in" svg:y="0.13021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number-rows-repeated="17" table:style-name="ro2">
          <table:table-cell table:number-columns-repeated="16384"/>
        </table:table-row>
        <table:table-row table:style-name="ro2">
          <table:table-cell office:value-type="string" table:style-name="ce1">
            <text:p>TILING (Tamaños de bloque)</text:p>
          </table:table-cell>
          <table:table-cell table:number-columns-repeated="4"/>
          <table:table-cell table:style-name="ce1">
            <draw:frame draw:z-index="5" draw:id="id4" draw:style-name="a4" draw:name="Gráfico 21" svg:x="0.30729in" svg:y="0.06771in" svg:width="5in" svg:height="3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string" table:style-name="ce2">
            <text:p>Tamaño matriz</text:p>
          </table:table-cell>
          <table:table-cell office:value-type="string" table:style-name="ce2">
            <text:p>4X4</text:p>
          </table:table-cell>
          <table:table-cell office:value-type="string" table:style-name="ce2">
            <text:p>16X16</text:p>
          </table:table-cell>
          <table:table-cell office:value-type="string" table:style-name="ce2">
            <text:p>32X32</text:p>
          </table:table-cell>
          <table:table-cell table:number-columns-repeated="16380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1.07E-4" table:style-name="ce1">
            <text:p>0,000107</text:p>
          </table:table-cell>
          <table:table-cell office:value-type="float" office:value="6.3E-5" table:style-name="ce1">
            <text:p>0,000063</text:p>
          </table:table-cell>
          <table:table-cell office:value-type="float" office:value="1.11E-4" table:style-name="ce1">
            <text:p>0,000111</text:p>
          </table:table-cell>
          <table:table-cell table:number-columns-repeated="16380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6.3999999999999997E-5" table:style-name="ce1">
            <text:p>0,000064</text:p>
          </table:table-cell>
          <table:table-cell office:value-type="float" office:value="6.2000000000000003E-5" table:style-name="ce1">
            <text:p>0,000062</text:p>
          </table:table-cell>
          <table:table-cell office:value-type="float" office:value="6.6000000000000005E-5" table:style-name="ce1">
            <text:p>0,000066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6.4999999999999994E-5" table:style-name="ce1">
            <text:p>0,000065</text:p>
          </table:table-cell>
          <table:table-cell office:value-type="float" office:value="6.3999999999999997E-5" table:style-name="ce1">
            <text:p>0,000064</text:p>
          </table:table-cell>
          <table:table-cell office:value-type="float" office:value="6.4999999999999994E-5" table:style-name="ce1">
            <text:p>0,000065</text:p>
          </table:table-cell>
          <table:table-cell table:number-columns-repeated="16380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6.6000000000000005E-5" table:style-name="ce1">
            <text:p>0,000066</text:p>
          </table:table-cell>
          <table:table-cell office:value-type="float" office:value="6.4999999999999994E-5" table:style-name="ce1">
            <text:p>0,000065</text:p>
          </table:table-cell>
          <table:table-cell office:value-type="float" office:value="6.4999999999999994E-5" table:style-name="ce1">
            <text:p>0,000065</text:p>
          </table:table-cell>
          <table:table-cell table:number-columns-repeated="16380"/>
        </table:table-row>
        <table:table-row table:style-name="ro1">
          <table:table-cell office:value-type="float" office:value="32" table:style-name="ce2">
            <text:p>32</text:p>
          </table:table-cell>
          <table:table-cell office:value-type="float" office:value="6.9999999999999994E-5" table:style-name="ce1">
            <text:p>0,00007</text:p>
          </table:table-cell>
          <table:table-cell office:value-type="float" office:value="6.7000000000000002E-5" table:style-name="ce1">
            <text:p>0,000067</text:p>
          </table:table-cell>
          <table:table-cell office:value-type="float" office:value="7.2000000000000002E-5" table:style-name="ce1">
            <text:p>0,000072</text:p>
          </table:table-cell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office:value-type="float" office:value="9.1000000000000003E-5" table:style-name="ce1">
            <text:p>0,000091</text:p>
          </table:table-cell>
          <table:table-cell office:value-type="float" office:value="8.7000000000000001E-5" table:style-name="ce1">
            <text:p>0,000087</text:p>
          </table:table-cell>
          <table:table-cell office:value-type="float" office:value="9.3999999999999994E-5" table:style-name="ce1">
            <text:p>0,000094</text:p>
          </table:table-cell>
          <table:table-cell table:number-columns-repeated="16380"/>
        </table:table-row>
        <table:table-row table:style-name="ro1">
          <table:table-cell office:value-type="float" office:value="128" table:style-name="ce2">
            <text:p>128</text:p>
          </table:table-cell>
          <table:table-cell office:value-type="float" office:value="2.13E-4" table:style-name="ce1">
            <text:p>0,000213</text:p>
          </table:table-cell>
          <table:table-cell office:value-type="float" office:value="1.45E-4" table:style-name="ce1">
            <text:p>0,000145</text:p>
          </table:table-cell>
          <table:table-cell office:value-type="float" office:value="1.64E-4" table:style-name="ce1">
            <text:p>0,000164</text:p>
          </table:table-cell>
          <table:table-cell table:number-columns-repeated="16380"/>
        </table:table-row>
        <table:table-row table:style-name="ro1">
          <table:table-cell office:value-type="float" office:value="256" table:style-name="ce2">
            <text:p>256</text:p>
          </table:table-cell>
          <table:table-cell office:value-type="float" office:value="8.8052000000000005E-2" table:style-name="ce1">
            <text:p>0,088052</text:p>
          </table:table-cell>
          <table:table-cell office:value-type="float" office:value="4.3100000000000001E-4" table:style-name="ce1">
            <text:p>0,000431</text:p>
          </table:table-cell>
          <table:table-cell office:value-type="float" office:value="4.46E-4" table:style-name="ce1">
            <text:p>0,000446</text:p>
          </table:table-cell>
          <table:table-cell table:number-columns-repeated="16380"/>
        </table:table-row>
        <table:table-row table:style-name="ro1">
          <table:table-cell office:value-type="float" office:value="512" table:style-name="ce2">
            <text:p>512</text:p>
          </table:table-cell>
          <table:table-cell office:value-type="float" office:value="9.8090999999999998E-2" table:style-name="ce1">
            <text:p>0,098091</text:p>
          </table:table-cell>
          <table:table-cell office:value-type="float" office:value="0.11686000000000001" table:style-name="ce1">
            <text:p>0,11686</text:p>
          </table:table-cell>
          <table:table-cell office:value-type="float" office:value="2.2009999999999998E-3" table:style-name="ce1">
            <text:p>0,002201</text:p>
          </table:table-cell>
          <table:table-cell table:number-columns-repeated="16380"/>
        </table:table-row>
        <table:table-row table:style-name="ro1">
          <table:table-cell office:value-type="float" office:value="1024" table:style-name="ce2">
            <text:p>1024</text:p>
          </table:table-cell>
          <table:table-cell office:value-type="float" office:value="0.130414" table:style-name="ce1">
            <text:p>0,130414</text:p>
          </table:table-cell>
          <table:table-cell office:value-type="float" office:value="9.5591999999999996E-2" table:style-name="ce1">
            <text:p>0,095592</text:p>
          </table:table-cell>
          <table:table-cell office:value-type="float" office:value="1.0607E-2" table:style-name="ce1">
            <text:p>0,010607</text:p>
          </table:table-cell>
          <table:table-cell table:number-columns-repeated="16380"/>
        </table:table-row>
        <table:table-row table:style-name="ro1">
          <table:table-cell office:value-type="float" office:value="2048" table:style-name="ce2">
            <text:p>2048</text:p>
          </table:table-cell>
          <table:table-cell office:value-type="float" office:value="1.00718" table:style-name="ce1">
            <text:p>1,00718</text:p>
          </table:table-cell>
          <table:table-cell office:value-type="float" office:value="0.15070800000000001" table:style-name="ce1">
            <text:p>0,150708</text:p>
          </table:table-cell>
          <table:table-cell office:value-type="float" office:value="7.1223999999999996E-2" table:style-name="ce1">
            <text:p>0,071224</text:p>
          </table:table-cell>
          <table:table-cell table:number-columns-repeated="16380"/>
        </table:table-row>
        <table:table-row table:number-rows-repeated="104850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AN</meta:initial-creator>
    <dc:creator>SAN</dc:creator>
    <meta:creation-date>2015-03-11T07:15:28Z</meta:creation-date>
    <dc:date>2015-03-11T15:57:31Z</dc:date>
    <meta:editing-cycles>1</meta:editing-cycles>
    <meta:editing-duration>PT777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Aceleración secuencial Vs. Paralelo</text:p>
        </chart:title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Sheet1.$F$2" chart:values-cell-range-address="Sheet1.$F$3:.$F$13" chart:class="chart:scatter" chart:attached-axis="primary-y" chart:style-name="G0S0">
            <chart:domain table:cell-range-address="Sheet1.$A$3:.$A$13"/>
            <chart:data-point chart:repeated="1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Aceleración Secuencial Vs. Tiles</text:p>
        </chart:title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Sheet1.$G$2" chart:values-cell-range-address="Sheet1.$G$3:.$G$13" chart:class="chart:scatter" chart:attached-axis="primary-y" chart:style-name="G0S0">
            <chart:domain table:cell-range-address="Sheet1.$A$3:.$A$13"/>
            <chart:data-point chart:repeated="11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Aceleración Paralelo Vs. Tiles</text:p>
        </chart:title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Sheet1.$H$2" chart:values-cell-range-address="Sheet1.$H$3:.$H$13" chart:class="chart:scatter" chart:attached-axis="primary-y" chart:style-name="G0S0">
            <chart:domain table:cell-range-address="Sheet1.$A$3:.$A$13"/>
            <chart:data-point chart:repeated="11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Tiempo Secuencial</text:p>
        </chart:title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Sheet1.$B$2" chart:values-cell-range-address="Sheet1.$B$3:.$B$13" chart:class="chart:scatter" chart:attached-axis="primary-y" chart:style-name="G0S0">
            <chart:domain table:cell-range-address="Sheet1.$A$3:.$A$13"/>
            <chart:data-point chart:repeated="11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Título del gráfico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Sheet1.$B$65" chart:values-cell-range-address="Sheet1.$B$66:.$B$76" chart:class="chart:scatter" chart:attached-axis="primary-y" chart:style-name="G0S0">
            <chart:domain table:cell-range-address="Sheet1.$A$66:.$A$76"/>
            <chart:data-point chart:repeated="11"/>
          </chart:series>
          <chart:series chart:label-cell-address="Sheet1.$C$65" chart:values-cell-range-address="Sheet1.$C$66:.$C$76" chart:class="chart:scatter" chart:attached-axis="primary-y" chart:style-name="G0S1">
            <chart:domain table:cell-range-address="Sheet1.$A$66:.$A$76"/>
            <chart:data-point chart:repeated="11"/>
          </chart:series>
          <chart:series chart:label-cell-address="Sheet1.$D$65" chart:values-cell-range-address="Sheet1.$D$66:.$D$76" chart:class="chart:scatter" chart:attached-axis="primary-y" chart:style-name="G0S2">
            <chart:domain table:cell-range-address="Sheet1.$A$66:.$A$76"/>
            <chart:data-point chart:repeated="11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Tiempo paralelo <text:s text:c="1"/>y tiles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Sheet1.$C$2" chart:values-cell-range-address="Sheet1.$C$3:.$C$13" chart:class="chart:scatter" chart:attached-axis="primary-y" chart:style-name="G0S0">
            <chart:domain table:cell-range-address="Sheet1.$A$3:.$A$13"/>
            <chart:data-point chart:repeated="11"/>
          </chart:series>
          <chart:series chart:label-cell-address="Sheet1.$D$2" chart:values-cell-range-address="Sheet1.$D$3:.$D$13" chart:class="chart:scatter" chart:attached-axis="primary-y" chart:style-name="G0S1">
            <chart:domain table:cell-range-address="Sheet1.$A$3:.$A$13"/>
            <chart:data-point chart:repeated="11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